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200000169000000FD1656082658FD87AC.eps" manifest:media-type="image/x-eps"/>
  <manifest:file-entry manifest:full-path="Pictures/2000000200000169000000FDBFF777573770C802.eps" manifest:media-type="image/x-eps"/>
  <manifest:file-entry manifest:full-path="Pictures/2000000200000169000000FDA73B54792D7C7327.eps" manifest:media-type="image/x-eps"/>
  <manifest:file-entry manifest:full-path="Pictures/2000000200000169000000FD0B443BDB23BE50F0.eps" manifest:media-type="image/x-eps"/>
  <manifest:file-entry manifest:full-path="Pictures/2000000200000169000000FD007479F2BE26329F.eps" manifest:media-type="image/x-eps"/>
  <manifest:file-entry manifest:full-path="Pictures/2000000200000169000000FD695B379A110B3ACA.eps" manifest:media-type="image/x-ep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1" svg:font-family="TakaoPGothic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.25pt" officeooo:rsid="000452c7" officeooo:paragraph-rsid="000452c7" style:font-size-asian="16pt" style:font-size-complex="18.25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452c7" officeooo:paragraph-rsid="000452c7" style:font-size-asian="10.5pt" style:font-size-complex="12pt"/>
    </style:style>
    <style:style style:name="P3" style:family="paragraph" style:parent-style-name="Standard">
      <style:paragraph-properties fo:text-align="end" style:justify-single-word="false"/>
      <style:text-properties fo:font-size="12pt" officeooo:rsid="000452c7" officeooo:paragraph-rsid="000452c7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452c7" officeooo:paragraph-rsid="000452c7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452c7" officeooo:paragraph-rsid="000452c7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452c7" officeooo:paragraph-rsid="00086c4d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452c7" officeooo:paragraph-rsid="00097755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officeooo:rsid="000452c7" officeooo:paragraph-rsid="00097755" style:font-size-asian="10.5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officeooo:rsid="0005f802" officeooo:paragraph-rsid="0005f802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5f802" officeooo:paragraph-rsid="0005f802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05f802" officeooo:paragraph-rsid="000452c7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097755" officeooo:paragraph-rsid="00097755" style:font-size-asian="10.5pt" style:font-size-complex="12pt"/>
    </style:style>
    <style:style style:name="P13" style:family="paragraph" style:parent-style-name="Standard">
      <style:paragraph-properties fo:text-align="center" style:justify-single-word="false"/>
      <style:text-properties fo:font-size="12pt" officeooo:rsid="000a7139" officeooo:paragraph-rsid="000a7139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0a7139" officeooo:paragraph-rsid="000a7139" style:font-size-asian="10.5pt" style:font-size-complex="12pt"/>
    </style:style>
    <style:style style:name="T1" style:family="text">
      <style:text-properties officeooo:rsid="0005f802"/>
    </style:style>
    <style:style style:name="T2" style:family="text">
      <style:text-properties officeooo:rsid="00086c4d"/>
    </style:style>
    <style:style style:name="T3" style:family="text">
      <style:text-properties officeooo:rsid="000452c7"/>
    </style:style>
    <style:style style:name="T4" style:family="text">
      <style:text-properties officeooo:rsid="000a713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ドローンの安定化実験</text:p>
      <text:p text:style-name="P3">H28.9.13（火）</text:p>
      <text:p text:style-name="P4"/>
      <text:p text:style-name="P4">1.台に置いた状態でuthrottle=1.5を与えた.</text:p>
      <text:p text:style-name="P4"><text:s text:c="3"/>時間が経つとR , <text:span text:style-name="T1">Bのモーターが停止することがわかっているので, この２つが停止するまでログをとる.</text:span></text:p>
      <text:p text:style-name="P6"><text:s text:c="3"/>各モーターへの指令値をグラフ化したものを図<text:span text:style-name="T1">1</text:span>, <text:span text:style-name="T1">roll , pitch の値をグラフ化したものを図2, yawの値をグ</text:span></text:p>
      <text:p text:style-name="P6"><text:span text:style-name="T1"><text:s text:c="3"/>ラフ化したものを図3に示す.</text:span></text:p>
      <text:p text:style-name="P4"><draw:frame draw:style-name="fr1" draw:name="イメージ1" text:anchor-type="paragraph" svg:width="9.589cm" svg:height="6.719cm" draw:z-index="0"><draw:image xlink:href="Pictures/2000000200000169000000FD1656082658FD87AC.eps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図<text:span text:style-name="T1">1　各モーターへの指令値</text:span></text:p>
      <text:p text:style-name="P4"><draw:frame draw:style-name="fr1" draw:name="イメージ2" text:anchor-type="paragraph" svg:width="9.521cm" svg:height="6.673cm" draw:z-index="1"><draw:image xlink:href="Pictures/2000000200000169000000FD0B443BDB23BE50F0.eps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/>
      <text:p text:style-name="P9">図2　roll , pitchの値</text:p>
      <text:p text:style-name="P10"><draw:frame draw:style-name="fr2" draw:name="イメージ3" text:anchor-type="paragraph" svg:width="9.43cm" svg:height="6.609cm" draw:z-index="2"><draw:image xlink:href="Pictures/2000000200000169000000FDA73B54792D7C7327.eps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図<text:span text:style-name="T2">3　yawの値</text:span></text:p>
      <text:p text:style-name="P12"><text:soft-page-break/>2.uthrottle=1.5を与えた状態で様々な方向に傾けた.</text:p>
      <text:p text:style-name="P12"><text:s text:c="3"/>RLFBの順で約45[deg]に傾けて10[s]程度待機. 次に前後左右適当に傾ける.</text:p>
      <text:p text:style-name="P12"><text:s text:c="3"/><text:span text:style-name="T3">各モーターへの指令値をグラフ化したものを図4, roll , pitch の値をグラフ化したものを図5, yawの値をグ</text:span></text:p>
      <text:p text:style-name="P7"><text:span text:style-name="T1"><text:s text:c="3"/>ラフ化したものを図6に示す.</text:span></text:p>
      <text:p text:style-name="P7"><draw:frame draw:style-name="fr1" draw:name="イメージ4" text:anchor-type="paragraph" svg:width="9.539cm" svg:height="6.685cm" draw:z-index="3"><draw:image xlink:href="Pictures/2000000200000169000000FD695B379A110B3ACA.eps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図<text:span text:style-name="T4">4　各モーターへの指令値</text:span></text:p>
      <text:p text:style-name="P7"><draw:frame draw:style-name="fr1" draw:name="イメージ5" text:anchor-type="paragraph" svg:width="9.569cm" svg:height="6.706cm" draw:z-index="4"><draw:image xlink:href="Pictures/2000000200000169000000FDBFF777573770C802.eps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図5　roll , pitch の値</text:p>
      <text:p text:style-name="P14"><draw:frame draw:style-name="fr1" draw:name="イメージ6" text:anchor-type="paragraph" svg:width="9.474cm" svg:height="6.639cm" draw:z-index="5"><draw:image xlink:href="Pictures/2000000200000169000000FD007479F2BE26329F.eps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>図6　yawの値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kaoPGothic1" svg:font-family="TakaoPGothic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 P明朝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 P明朝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 Pゴシック" style:font-family-asian="'IPA Pゴシック'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akaoPGothic1" style:font-family-complex="TakaoPGothic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kaoPGothic1" style:font-family-complex="TakaoPGothic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kaoPGothic1" style:font-family-complex="TakaoPGothic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10:29:03.968086679</meta:creation-date>
    <dc:date>2016-09-13T11:49:43.303600057</dc:date>
    <meta:editing-duration>PT37M31S</meta:editing-duration>
    <meta:editing-cycles>4</meta:editing-cycles>
    <meta:generator>LibreOffice/5.1.4.2$Linux_X86_64 LibreOffice_project/10m0$Build-2</meta:generator>
    <meta:print-date>2016-09-13T11:04:57.236975708</meta:print-date>
    <meta:document-statistic meta:table-count="0" meta:image-count="6" meta:object-count="0" meta:page-count="2" meta:paragraph-count="16" meta:word-count="288" meta:character-count="418" meta:non-whitespace-character-count="375"/>
  </office:meta>
</office:document-meta>
</file>